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2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b4c7dc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3465a4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ce2"/>
        <table:table-column table:style-name="co2" table:number-columns-repeated="2" table:default-cell-style-name="ce5"/>
        <table:table-row table:style-name="ro1">
          <table:table-cell table:style-name="ce1" office:value-type="string" calcext:value-type="string">
            <text:p>Expressió</text:p>
          </table:table-cell>
          <table:table-cell table:style-name="ce4" office:value-type="string" calcext:value-type="string">
            <text:p>Valor de a</text:p>
          </table:table-cell>
          <table:table-cell table:style-name="ce4" office:value-type="string" calcext:value-type="string">
            <text:p>Valor de b</text:p>
          </table:table-cell>
        </table:table-row>
        <table:table-row table:style-name="ro1">
          <table:table-cell office:value-type="string" calcext:value-type="string">
            <text:p><text:s/>int a =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>
            <text:p><text:s/>a = 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s/>a = a +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>
            <text:p><text:s/>int b = 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a = 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<text:s/>a = a + a * (a + a * (a + a))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a = 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<text:s/>a = a + 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b = 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<text:s/>b = a + 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b = a + b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<text:s/>b = a + b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a = 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/>b = 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b = b - 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<text:s/>b = b – 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a = 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<text:s/>a = a + 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a = 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<text:s/>a = a * 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a = 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<text:s/>b = 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c = 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<text:s/>d = 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c = 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<text:s/>d = b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a = 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<text:s/>b = c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7">00/00/0000</text:date>, <text:time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27T15:29:40.745000000</meta:creation-date>
    <dc:date>2024-09-27T16:19:20.764000000</dc:date>
    <meta:editing-duration>PT9M8S</meta:editing-duration>
    <meta:editing-cycles>1</meta:editing-cycles>
    <meta:document-statistic meta:table-count="1" meta:cell-count="87" meta:object-count="0"/>
    <meta:generator>LibreOffice/7.1.2.2$Windows_X86_64 LibreOffice_project/8a45595d069ef5570103caea1b71cc9d82b2aae4</meta:generator>
  </office:meta>
</office:document-meta>
</file>